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5.11527777777778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348" table:style-name="ce6">
            <text:p>9,348</text:p>
          </table:table-cell>
          <table:table-cell office:value-type="float" office:value="8436.226452681618" table:style-name="ce7">
            <text:p>8,436.23</text:p>
          </table:table-cell>
          <table:table-cell office:value-type="float" office:value="17539" table:style-name="ce6">
            <text:p>17,539</text:p>
          </table:table-cell>
          <table:table-cell office:value-type="float" office:value="16341.638286203253" table:style-name="ce7">
            <text:p>16,341.64</text:p>
          </table:table-cell>
          <table:table-cell office:value-type="float" office:value="11336" table:style-name="ce6">
            <text:p>11,336</text:p>
          </table:table-cell>
          <table:table-cell office:value-type="float" office:value="10986.7415007497" table:style-name="ce7">
            <text:p>10,986.74</text:p>
          </table:table-cell>
          <table:table-cell office:value-type="float" office:value="4395" table:style-name="ce6">
            <text:p>4,395</text:p>
          </table:table-cell>
          <table:table-cell office:value-type="float" office:value="4305.0660210216047" table:style-name="ce7">
            <text:p>4,305.07</text:p>
          </table:table-cell>
          <table:table-cell office:value-type="float" office:value="340" table:style-name="ce6">
            <text:p>340</text:p>
          </table:table-cell>
          <table:table-cell office:value-type="float" office:value="335.16756756769996" table:style-name="ce7">
            <text:p>335.17</text:p>
          </table:table-cell>
          <table:table-cell office:value-type="float" office:value="188" table:style-name="ce6">
            <text:p>188</text:p>
          </table:table-cell>
          <table:table-cell office:value-type="float" office:value="183.00303153160002" table:style-name="ce7">
            <text:p>183.00</text:p>
          </table:table-cell>
          <table:table-cell office:value-type="float" office:value="43146" table:style-name="ce8">
            <text:p>43,146</text:p>
          </table:table-cell>
          <table:table-cell office:value-type="float" office:value="40587.842859755474" table:style-name="ce9">
            <text:p>40,587.84</text:p>
          </table:table-cell>
          <table:table-cell office:value-type="float" office:value="4832" table:style-name="ce6">
            <text:p>4,832</text:p>
          </table:table-cell>
          <table:table-cell office:value-type="float" office:value="4666.7858293776972" table:style-name="ce7">
            <text:p>4,666.79</text:p>
          </table:table-cell>
          <table:table-cell office:value-type="float" office:value="1061" table:style-name="ce6">
            <text:p>1,061</text:p>
          </table:table-cell>
          <table:table-cell office:value-type="float" office:value="1053.3549993976001" table:style-name="ce7">
            <text:p>1,053.3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893" table:style-name="ce8">
            <text:p>5,893</text:p>
          </table:table-cell>
          <table:table-cell office:value-type="float" office:value="5720.1408287752975" table:style-name="ce9">
            <text:p>5,720.14</text:p>
          </table:table-cell>
          <table:table-cell table:style-name="ce7"/>
          <table:table-cell office:value-type="float" office:value="49039" table:style-name="ce8">
            <text:p>49,039</text:p>
          </table:table-cell>
          <table:table-cell office:value-type="float" office:value="46307.983688530774" table:style-name="ce9">
            <text:p>46,307.98</text:p>
          </table:table-cell>
          <table:table-cell office:value-type="currency" office:value="111256375.89999999" table:style-name="ce10">
            <text:p>£111,256,375.90</text:p>
          </table:table-cell>
          <table:table-cell office:value-type="currency" office:value="10881515.810000004" table:style-name="ce10">
            <text:p>£10,881,515.81</text:p>
          </table:table-cell>
          <table:table-cell office:value-type="currency" office:value="466640.01000000024" table:style-name="ce10">
            <text:p>£466,640.01</text:p>
          </table:table-cell>
          <table:table-cell office:value-type="currency" office:value="2955324.6600000006" table:style-name="ce10">
            <text:p>£2,955,324.66</text:p>
          </table:table-cell>
          <table:table-cell office:value-type="currency" office:value="34488965.950000003" table:style-name="ce10">
            <text:p>£34,488,965.95</text:p>
          </table:table-cell>
          <table:table-cell office:value-type="currency" office:value="12986555.580000002" table:style-name="ce10">
            <text:p>£12,986,555.58</text:p>
          </table:table-cell>
          <table:table-cell office:value-type="currency" office:value="173035377.91" table:style-name="ce11">
            <text:p>£173,035,377.91</text:p>
          </table:table-cell>
          <table:table-cell office:value-type="currency" office:value="8100176.9199999962" table:style-name="ce10">
            <text:p>£8,100,176.92</text:p>
          </table:table-cell>
          <table:table-cell office:value-type="currency" office:value="10013594.160000345" table:style-name="ce10">
            <text:p>£10,013,594.16</text:p>
          </table:table-cell>
          <table:table-cell office:value-type="currency" office:value="18113771.080000341" table:style-name="ce11">
            <text:p>£18,113,771.08</text:p>
          </table:table-cell>
          <table:table-cell office:value-type="currency" office:value="191149148.99000034" table:style-name="ce12">
            <text:p>£191,149,148.99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19" table:style-name="ce6">
            <text:p>419</text:p>
          </table:table-cell>
          <table:table-cell office:value-type="float" office:value="316.77999999999997" table:style-name="ce7">
            <text:p>316.78</text:p>
          </table:table-cell>
          <table:table-cell office:value-type="float" office:value="316" table:style-name="ce6">
            <text:p>316</text:p>
          </table:table-cell>
          <table:table-cell office:value-type="float" office:value="282.41000000000003" table:style-name="ce7">
            <text:p>282.41</text:p>
          </table:table-cell>
          <table:table-cell office:value-type="float" office:value="448" table:style-name="ce6">
            <text:p>448</text:p>
          </table:table-cell>
          <table:table-cell office:value-type="float" office:value="433.12" table:style-name="ce7">
            <text:p>433.12</text:p>
          </table:table-cell>
          <table:table-cell office:value-type="float" office:value="106" table:style-name="ce6">
            <text:p>106</text:p>
          </table:table-cell>
          <table:table-cell office:value-type="float" office:value="103.67" table:style-name="ce7">
            <text:p>103.67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299" table:style-name="ce8">
            <text:p>1,299</text:p>
          </table:table-cell>
          <table:table-cell office:value-type="float" office:value="1145.98" table:style-name="ce9">
            <text:p>1,145.9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7">
            <text:p>14.0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9">
            <text:p>14.00</text:p>
          </table:table-cell>
          <table:table-cell table:style-name="ce7"/>
          <table:table-cell office:value-type="float" office:value="1313" table:style-name="ce8">
            <text:p>1,313</text:p>
          </table:table-cell>
          <table:table-cell office:value-type="float" office:value="1159.98" table:style-name="ce9">
            <text:p>1,159.98</text:p>
          </table:table-cell>
          <table:table-cell office:value-type="currency" office:value="3022970.9599999995" table:style-name="ce10">
            <text:p>£3,022,970.96</text:p>
          </table:table-cell>
          <table:table-cell office:value-type="currency" office:value="20195.05" table:style-name="ce10">
            <text:p>£20,195.05</text:p>
          </table:table-cell>
          <table:table-cell office:value-type="currency" office:value="0" table:style-name="ce10">
            <text:p>£0.00</text:p>
          </table:table-cell>
          <table:table-cell office:value-type="currency" office:value="99327.31" table:style-name="ce10">
            <text:p>£99,327.31</text:p>
          </table:table-cell>
          <table:table-cell office:value-type="currency" office:value="814996.96000000008" table:style-name="ce10">
            <text:p>£814,996.96</text:p>
          </table:table-cell>
          <table:table-cell office:value-type="currency" office:value="329187.77" table:style-name="ce10">
            <text:p>£329,187.77</text:p>
          </table:table-cell>
          <table:table-cell office:value-type="currency" office:value="4286678.0499999989" table:style-name="ce11">
            <text:p>£4,286,678.05</text:p>
          </table:table-cell>
          <table:table-cell office:value-type="currency" office:value="178561.91" table:style-name="ce10">
            <text:p>£178,561.91</text:p>
          </table:table-cell>
          <table:table-cell office:value-type="currency" office:value="0" table:style-name="ce10">
            <text:p>£0.00</text:p>
          </table:table-cell>
          <table:table-cell office:value-type="currency" office:value="178561.91" table:style-name="ce11">
            <text:p>£178,561.91</text:p>
          </table:table-cell>
          <table:table-cell office:value-type="currency" office:value="4465239.959999999" table:style-name="ce12">
            <text:p>£4,465,239.9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74" table:style-name="ce6">
            <text:p>174</text:p>
          </table:table-cell>
          <table:table-cell office:value-type="float" office:value="168.9" table:style-name="ce7">
            <text:p>168.90</text:p>
          </table:table-cell>
          <table:table-cell office:value-type="float" office:value="424" table:style-name="ce6">
            <text:p>424</text:p>
          </table:table-cell>
          <table:table-cell office:value-type="float" office:value="403.8" table:style-name="ce7">
            <text:p>403.80</text:p>
          </table:table-cell>
          <table:table-cell office:value-type="float" office:value="404" table:style-name="ce6">
            <text:p>404</text:p>
          </table:table-cell>
          <table:table-cell office:value-type="float" office:value="396.1" table:style-name="ce7">
            <text:p>396.10</text:p>
          </table:table-cell>
          <table:table-cell office:value-type="float" office:value="38" table:style-name="ce6">
            <text:p>38</text:p>
          </table:table-cell>
          <table:table-cell office:value-type="float" office:value="37.1" table:style-name="ce7">
            <text:p>37.1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7">
            <text:p>16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56" table:style-name="ce8">
            <text:p>1,056</text:p>
          </table:table-cell>
          <table:table-cell office:value-type="float" office:value="1021.9000000000001" table:style-name="ce9">
            <text:p>1,021.9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1" table:style-name="ce6">
            <text:p>1</text:p>
          </table:table-cell>
          <table:table-cell office:value-type="float" office:value="0.45" table:style-name="ce7">
            <text:p>0.4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2" table:style-name="ce8">
            <text:p>2</text:p>
          </table:table-cell>
          <table:table-cell office:value-type="float" office:value="1.45" table:style-name="ce9">
            <text:p>1.45</text:p>
          </table:table-cell>
          <table:table-cell table:style-name="ce7"/>
          <table:table-cell office:value-type="float" office:value="1058" table:style-name="ce8">
            <text:p>1,058</text:p>
          </table:table-cell>
          <table:table-cell office:value-type="float" office:value="1023.3500000000001" table:style-name="ce9">
            <text:p>1,023.35</text:p>
          </table:table-cell>
          <table:table-cell office:value-type="currency" office:value="2894796" table:style-name="ce10">
            <text:p>£2,894,796.00</text:p>
          </table:table-cell>
          <table:table-cell office:value-type="currency" office:value="107945" table:style-name="ce10">
            <text:p>£107,945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769546" table:style-name="ce10">
            <text:p>£769,546.00</text:p>
          </table:table-cell>
          <table:table-cell office:value-type="currency" office:value="313733" table:style-name="ce10">
            <text:p>£313,733.00</text:p>
          </table:table-cell>
          <table:table-cell office:value-type="currency" office:value="4086020" table:style-name="ce11">
            <text:p>£4,086,020.00</text:p>
          </table:table-cell>
          <table:table-cell office:value-type="currency" office:value="28427" table:style-name="ce10">
            <text:p>£28,427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8427" table:style-name="ce11">
            <text:p>£28,427.00</text:p>
          </table:table-cell>
          <table:table-cell office:value-type="currency" office:value="4114447" table:style-name="ce12">
            <text:p>£4,114,447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7">
            <text:p>7.0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7">
            <text:p>36.00</text:p>
          </table:table-cell>
          <table:table-cell office:value-type="float" office:value="4" table:style-name="ce6">
            <text:p>4</text:p>
          </table:table-cell>
          <table:table-cell office:value-type="float" office:value="3.9" table:style-name="ce7">
            <text:p>3.90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7">
            <text:p>2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9" table:style-name="ce8">
            <text:p>59</text:p>
          </table:table-cell>
          <table:table-cell office:value-type="float" office:value="58.699999999999996" table:style-name="ce9">
            <text:p>58.7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9" table:style-name="ce8">
            <text:p>59</text:p>
          </table:table-cell>
          <table:table-cell office:value-type="float" office:value="58.699999999999996" table:style-name="ce9">
            <text:p>58.70</text:p>
          </table:table-cell>
          <table:table-cell office:value-type="currency" office:value="185519.7" table:style-name="ce10">
            <text:p>£185,519.7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384.09" table:style-name="ce10">
            <text:p>£1,384.09</text:p>
          </table:table-cell>
          <table:table-cell office:value-type="currency" office:value="50965.67" table:style-name="ce10">
            <text:p>£50,965.67</text:p>
          </table:table-cell>
          <table:table-cell office:value-type="currency" office:value="22725.29" table:style-name="ce10">
            <text:p>£22,725.29</text:p>
          </table:table-cell>
          <table:table-cell office:value-type="currency" office:value="260594.75000000003" table:style-name="ce11">
            <text:p>£260,594.75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60594.75000000003" table:style-name="ce12">
            <text:p>£260,594.7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4" table:style-name="ce6">
            <text:p>94</text:p>
          </table:table-cell>
          <table:table-cell office:value-type="float" office:value="88.81" table:style-name="ce7">
            <text:p>88.81</text:p>
          </table:table-cell>
          <table:table-cell office:value-type="float" office:value="120" table:style-name="ce6">
            <text:p>120</text:p>
          </table:table-cell>
          <table:table-cell office:value-type="float" office:value="118.35" table:style-name="ce7">
            <text:p>118.35</text:p>
          </table:table-cell>
          <table:table-cell office:value-type="float" office:value="101" table:style-name="ce6">
            <text:p>101</text:p>
          </table:table-cell>
          <table:table-cell office:value-type="float" office:value="100.23" table:style-name="ce7">
            <text:p>100.23</text:p>
          </table:table-cell>
          <table:table-cell office:value-type="float" office:value="21" table:style-name="ce6">
            <text:p>21</text:p>
          </table:table-cell>
          <table:table-cell office:value-type="float" office:value="20" table:style-name="ce7">
            <text:p>20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7">
            <text:p>1.00</text:p>
          </table:table-cell>
          <table:table-cell office:value-type="float" office:value="347" table:style-name="ce8">
            <text:p>347</text:p>
          </table:table-cell>
          <table:table-cell office:value-type="float" office:value="333.39" table:style-name="ce9">
            <text:p>333.3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7">
            <text:p>6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9">
            <text:p>6.00</text:p>
          </table:table-cell>
          <table:table-cell table:style-name="ce7"/>
          <table:table-cell office:value-type="float" office:value="353" table:style-name="ce8">
            <text:p>353</text:p>
          </table:table-cell>
          <table:table-cell office:value-type="float" office:value="339.39" table:style-name="ce9">
            <text:p>339.39</text:p>
          </table:table-cell>
          <table:table-cell office:value-type="currency" office:value="1052258.01" table:style-name="ce10">
            <text:p>£1,052,258.01</text:p>
          </table:table-cell>
          <table:table-cell office:value-type="currency" office:value="13488.5" table:style-name="ce10">
            <text:p>£13,488.50</text:p>
          </table:table-cell>
          <table:table-cell office:value-type="currency" office:value="87750" table:style-name="ce10">
            <text:p>£87,750.00</text:p>
          </table:table-cell>
          <table:table-cell office:value-type="currency" office:value="9399.8799999999992" table:style-name="ce10">
            <text:p>£9,399.88</text:p>
          </table:table-cell>
          <table:table-cell office:value-type="currency" office:value="270767.7" table:style-name="ce10">
            <text:p>£270,767.70</text:p>
          </table:table-cell>
          <table:table-cell office:value-type="currency" office:value="124536.26" table:style-name="ce10">
            <text:p>£124,536.26</text:p>
          </table:table-cell>
          <table:table-cell office:value-type="currency" office:value="1558200.3499999999" table:style-name="ce11">
            <text:p>£1,558,200.35</text:p>
          </table:table-cell>
          <table:table-cell office:value-type="currency" office:value="0" table:style-name="ce10">
            <text:p>£0.00</text:p>
          </table:table-cell>
          <table:table-cell office:value-type="currency" office:value="33506.79" table:style-name="ce10">
            <text:p>£33,506.79</text:p>
          </table:table-cell>
          <table:table-cell office:value-type="currency" office:value="33506.79" table:style-name="ce11">
            <text:p>£33,506.79</text:p>
          </table:table-cell>
          <table:table-cell office:value-type="currency" office:value="1591707.14" table:style-name="ce12">
            <text:p>£1,591,707.1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9" table:style-name="ce6">
            <text:p>9</text:p>
          </table:table-cell>
          <table:table-cell office:value-type="float" office:value="8.1999999999999993" table:style-name="ce7">
            <text:p>8.20</text:p>
          </table:table-cell>
          <table:table-cell office:value-type="float" office:value="95" table:style-name="ce6">
            <text:p>95</text:p>
          </table:table-cell>
          <table:table-cell office:value-type="float" office:value="92.73" table:style-name="ce7">
            <text:p>92.73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9" table:style-name="ce8">
            <text:p>119</text:p>
          </table:table-cell>
          <table:table-cell office:value-type="float" office:value="115.73" table:style-name="ce9">
            <text:p>115.7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.00</text:p>
          </table:table-cell>
          <table:table-cell table:style-name="ce7"/>
          <table:table-cell office:value-type="float" office:value="121" table:style-name="ce8">
            <text:p>121</text:p>
          </table:table-cell>
          <table:table-cell office:value-type="float" office:value="117.73" table:style-name="ce9">
            <text:p>117.73</text:p>
          </table:table-cell>
          <table:table-cell office:value-type="currency" office:value="335222.38" table:style-name="ce10">
            <text:p>£335,222.38</text:p>
          </table:table-cell>
          <table:table-cell office:value-type="currency" office:value="7307.04" table:style-name="ce10">
            <text:p>£7,307.04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4964.360000000015" table:style-name="ce10">
            <text:p>£84,964.36</text:p>
          </table:table-cell>
          <table:table-cell office:value-type="currency" office:value="35360.25" table:style-name="ce10">
            <text:p>£35,360.25</text:p>
          </table:table-cell>
          <table:table-cell office:value-type="currency" office:value="462854.03" table:style-name="ce11">
            <text:p>£462,854.03</text:p>
          </table:table-cell>
          <table:table-cell office:value-type="currency" office:value="8997.8700000000008" table:style-name="ce10">
            <text:p>£8,997.87</text:p>
          </table:table-cell>
          <table:table-cell office:value-type="currency" office:value="0" table:style-name="ce10">
            <text:p>£0.00</text:p>
          </table:table-cell>
          <table:table-cell office:value-type="currency" office:value="8997.8700000000008" table:style-name="ce11">
            <text:p>£8,997.87</text:p>
          </table:table-cell>
          <table:table-cell office:value-type="currency" office:value="471851.9" table:style-name="ce12">
            <text:p>£471,851.9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4">
          <table:table-cell table:number-columns-repeated="16384"/>
        </table:table-row>
        <table:table-row table:number-rows-repeated="1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4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ji Mathew John</meta:initial-creator>
    <dc:creator>Pick Jennie</dc:creator>
    <meta:creation-date>2022-05-25T10:02:41Z</meta:creation-date>
    <dc:date>2023-06-26T08:48:31Z</dc:date>
  </office:meta>
</office:document-meta>
</file>